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Text_20_body">
      <style:text-properties officeooo:rsid="0009fa29" officeooo:paragraph-rsid="0009fa29"/>
    </style:style>
    <style:style style:name="P4" style:family="paragraph">
      <loext:graphic-properties draw:fill="solid" draw:fill-color="#eeeeee"/>
    </style:style>
    <style:style style:name="T1" style:family="text">
      <style:text-properties officeooo:rsid="0009fa29"/>
    </style:style>
    <style:style style:name="T2" style:family="text">
      <style:text-properties fo:color="#c586c0" loext:opacity="100%"/>
    </style:style>
    <style:style style:name="T3" style:family="text">
      <style:text-properties fo:color="#c586c0" loext:opacity="100%" style:font-name="Consolas" fo:font-size="10.5pt" fo:font-weight="normal"/>
    </style:style>
    <style:style style:name="T4" style:family="text">
      <style:text-properties fo:color="#4ec9b0" loext:opacity="100%"/>
    </style:style>
    <style:style style:name="T5" style:family="text">
      <style:text-properties fo:color="#4ec9b0" loext:opacity="100%" style:font-name="Consolas" fo:font-size="10.5pt" fo:font-weight="normal"/>
    </style:style>
    <style:style style:name="T6" style:family="text">
      <style:text-properties fo:color="#569cd6" loext:opacity="100%"/>
    </style:style>
    <style:style style:name="T7" style:family="text">
      <style:text-properties fo:color="#569cd6" loext:opacity="100%" style:font-name="Consolas" fo:font-size="10.5pt" fo:font-weight="normal"/>
    </style:style>
    <style:style style:name="T8" style:family="text">
      <style:text-properties style:font-name="Consolas" fo:font-size="10.5pt" fo:font-weight="normal"/>
    </style:style>
    <style:style style:name="T9" style:family="text">
      <style:text-properties fo:color="#dcdcaa" loext:opacity="100%" style:font-name="Consolas" fo:font-size="10.5pt" fo:font-weight="normal"/>
    </style:style>
    <style:style style:name="T10" style:family="text">
      <style:text-properties fo:color="#9cdcfe" loext:opacity="100%"/>
    </style:style>
    <style:style style:name="T11" style:family="text">
      <style:text-properties fo:color="#9cdcfe" loext:opacity="100%" style:font-name="Consolas" fo:font-size="10.5pt" fo:font-weight="normal"/>
    </style:style>
    <style:style style:name="T12" style:family="text">
      <style:text-properties fo:color="#d4d4d4" loext:opacity="100%"/>
    </style:style>
    <style:style style:name="T13" style:family="text">
      <style:text-properties fo:color="#d4d4d4" loext:opacity="100%" style:font-name="Consolas" fo:font-size="10.5pt" fo:font-weight="normal"/>
    </style:style>
    <style:style style:name="T14" style:family="text">
      <style:text-properties fo:color="#b5cea8" loext:opacity="100%" style:font-name="Consolas" fo:font-size="10.5pt" fo:font-weight="normal"/>
    </style:style>
    <style:style style:name="T15" style:family="text">
      <style:text-properties fo:color="#6a9955" loext:opacity="100%" style:font-name="Consolas" fo:font-size="10.5pt" fo:font-weight="normal"/>
    </style:style>
    <style:style style:name="T16" style:family="text">
      <style:text-properties fo:color="#ce9178" loext:opacity="100%"/>
    </style:style>
    <style:style style:name="T17" style:family="text">
      <style:text-properties fo:color="#ce9178" loext:opacity="100%" style:font-name="Consolas" fo:font-size="10.5pt" fo:font-weight="normal"/>
    </style:style>
    <style:style style:name="T18" style:family="text">
      <style:text-properties fo:font-size="11pt" style:font-size-asian="10pt" style:font-size-complex="11pt"/>
    </style:style>
    <style:style style:name="gr1" style:family="graphic">
      <style:graphic-properties draw:stroke="dash" draw:stroke-dash="Dash" svg:stroke-color="#000000" svg:stroke-linecap="butt" draw:fill="solid" draw:fill-color="#eeeeee" fo:min-height="2.635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<text:span text:style-name="T1">N</text:span>o 11</text:p>
      <text:p text:style-name="P3">Aim : Filesytem</text:p>
      <text:p text:style-name="P2">import math</text:p>
      <text:p text:style-name="P2"/>
      <text:p text:style-name="P2">class FileSystem:</text:p>
      <text:p text:style-name="P2">    def __init__(self, totalBlocks=20, blockSize=1):</text:p>
      <text:p text:style-name="P2">        self.totalBlocks = totalBlocks</text:p>
      <text:p text:style-name="P2">        self.blockSize = blockSize</text:p>
      <text:p text:style-name="P2">        self.freeBlocks = [True] * totalBlocks  # True = free, False = occupied</text:p>
      <text:p text:style-name="P2">        self.directory = {}  # filename -&gt; {"size": size, "blocks": [block indices]}</text:p>
      <text:p text:style-name="P2"/>
      <text:p text:style-name="P2">    def allocateBlocks(self, numBlocks):</text:p>
      <text:p text:style-name="P2">        """Allocate free blocks for a file."""</text:p>
      <text:p text:style-name="P2">        allocated = []</text:p>
      <text:p text:style-name="P2">        for i in range(self.totalBlocks):</text:p>
      <text:p text:style-name="P2">            if self.freeBlocks[i]:</text:p>
      <text:p text:style-name="P2">                allocated.append(i)</text:p>
      <text:p text:style-name="P2">                if len(allocated) == numBlocks:</text:p>
      <text:p text:style-name="P2">                    for blk in allocated:</text:p>
      <text:p text:style-name="P2">                        self.freeBlocks[blk] = False</text:p>
      <text:p text:style-name="P2">                    return allocated</text:p>
      <text:p text:style-name="P2">        return None</text:p>
      <text:p text:style-name="P2"/>
      <text:p text:style-name="P2">    def create(self, filename, size):</text:p>
      <text:p text:style-name="P2">        """Create a file with given size (in units)."""</text:p>
      <text:p text:style-name="P2">        if filename in self.directory:</text:p>
      <text:p text:style-name="P2">            print(f"Error: File '{filename}' already exists.")</text:p>
      <text:p text:style-name="P2">            return</text:p>
      <text:p text:style-name="P2"/>
      <text:p text:style-name="P2">        numBlocks = math.ceil(size / self.blockSize)</text:p>
      <text:p text:style-name="P2">        allocated = self.allocateBlocks(numBlocks)</text:p>
      <text:p text:style-name="P2"/>
      <text:p text:style-name="P2">        if allocated is None:</text:p>
      <text:p text:style-name="P2">            print("Error: Not enough space to allocate file.")</text:p>
      <text:p text:style-name="P2">        else:</text:p>
      <text:p text:style-name="P2">            self.directory[filename] = {"size": size, "blocks": allocated}</text:p>
      <text:p text:style-name="P2">            print(f"File '{filename}' created with blocks {allocated}")</text:p>
      <text:p text:style-name="P2"/>
      <text:p text:style-name="P2">    def read(self, filename):</text:p>
      <text:p text:style-name="P2">        """Read file info."""</text:p>
      <text:p text:style-name="P2">        if filename not in self.directory:</text:p>
      <text:p text:style-name="P2">            print(f"Error: File '{filename}' not found.")</text:p>
      <text:p text:style-name="P2">            return</text:p>
      <text:p text:style-name="P2">        fileInfo = self.directory[filename]</text:p>
      <text:p text:style-name="P2">        print(f"Reading file '{filename}':")</text:p>
      <text:p text:style-name="P2">        print(f" -&gt; Size: {fileInfo['size']} units")</text:p>
      <text:p text:style-name="P2">        print(f" -&gt; Blocks: {fileInfo['blocks']}")</text:p>
      <text:p text:style-name="P2"/>
      <text:p text:style-name="P2">    def delete(self, filename):</text:p>
      <text:p text:style-name="P2"><text:soft-page-break/>        """Delete a file and free its blocks."""</text:p>
      <text:p text:style-name="P2">        if filename not in self.directory:</text:p>
      <text:p text:style-name="P2">            print(f"Error: File '{filename}' not found.")</text:p>
      <text:p text:style-name="P2">            return</text:p>
      <text:p text:style-name="P2">        for blk in self.directory[filename]['blocks']:</text:p>
      <text:p text:style-name="P2">            self.freeBlocks[blk] = True</text:p>
      <text:p text:style-name="P2">        del self.directory[filename]</text:p>
      <text:p text:style-name="P2">        print(f"File '{filename}' deleted successfully.")</text:p>
      <text:p text:style-name="P2"/>
      <text:p text:style-name="P2">    def showDirectory(self):</text:p>
      <text:p text:style-name="P2">        """Show all files and their block allocations."""</text:p>
      <text:p text:style-name="P2">        if not self.directory:</text:p>
      <text:p text:style-name="P2">            print("Directory is empty.")</text:p>
      <text:p text:style-name="P2">            return</text:p>
      <text:p text:style-name="P2">        print("Directory contents:")</text:p>
      <text:p text:style-name="P2">        for fname, info in self.directory.items():</text:p>
      <text:p text:style-name="P2">            print(f" -&gt; {fname}: size={info['size']}, blocks={info['blocks']}")</text:p>
      <text:p text:style-name="P2"/>
      <text:p text:style-name="P2">    def showFreeBlocks(self):</text:p>
      <text:p text:style-name="P2">        """Show free/used block status."""</text:p>
      <text:p text:style-name="P2">        print("Block allocation status:")</text:p>
      <text:p text:style-name="P2">        print("".join(["F" if free else "U" for free in self.freeBlocks]))</text:p>
      <text:p text:style-name="P2"/>
      <text:p text:style-name="P2"># Example usage</text:p>
      <text:p text:style-name="P2">if __name__ == "__main__":</text:p>
      <text:p text:style-name="P2">    fs = FileSystem(totalBlocks=10, blockSize=1)</text:p>
      <text:p text:style-name="P2">    fs.create("file1", 3)</text:p>
      <text:p text:style-name="P2">    fs.create("file2", 4)</text:p>
      <text:p text:style-name="P2">    fs.showDirectory()</text:p>
      <text:p text:style-name="P2">    fs.showFreeBlocks()</text:p>
      <text:p text:style-name="P2">    fs.read("file1")</text:p>
      <text:p text:style-name="P2">    fs.delete("file1")</text:p>
      <text:p text:style-name="P2">    fs.showDirectory()</text:p>
      <text:p text:style-name="P2">    fs.showFreeBlocks()</text:p>
      <text:p text:style-name="P1"><draw:frame text:anchor-type="paragraph" draw:z-index="0" draw:name="Text Frame 1" draw:style-name="gr1" draw:text-style-name="P4" svg:width="5.2504in" svg:height="2.6362in" svg:x="0.0252in" svg:y="0.0634in"><draw:text-box><text:p><text:span text:style-name="T18">File 'file1' created with blocks [0, 1, 2]</text:span></text:p><text:p><text:span text:style-name="T18">File 'file2' created with blocks [3, 4, 5, 6]</text:span></text:p><text:p><text:span text:style-name="T18">Directory contents:</text:span></text:p><text:p><text:span text:style-name="T18"><text:s/></text:span><text:span text:style-name="T18">-&gt; file1: size=3, blocks=[0, 1, 2]</text:span></text:p><text:p><text:span text:style-name="T18"><text:s/></text:span><text:span text:style-name="T18">-&gt; file2: size=4, blocks=[3, 4, 5, 6]</text:span></text:p><text:p><text:span text:style-name="T18">Block allocation status:</text:span></text:p><text:p><text:span text:style-name="T18">UUUUUUUFFF</text:span></text:p><text:p><text:span text:style-name="T18">Reading file 'file1':</text:span></text:p><text:p><text:span text:style-name="T18"><text:s/></text:span><text:span text:style-name="T18">-&gt; Size: 3 units</text:span></text:p><text:p><text:span text:style-name="T18"><text:s/></text:span><text:span text:style-name="T18">-&gt; Blocks: [0, 1, 2]</text:span></text:p><text:p><text:span text:style-name="T18">File 'file1' deleted successfully.</text:span></text:p><text:p><text:span text:style-name="T18">Directory contents:</text:span></text:p><text:p><text:span text:style-name="T18"><text:s/></text:span><text:span text:style-name="T18">-&gt; file2: size=4, blocks=[3, 4, 5, 6]</text:span></text:p><text:p><text:span text:style-name="T18">Block allocation status:</text:span></text:p><text:p><text:span text:style-name="T18">FFFUUUUFFF</text:span></text:p></draw:text-box></draw:frame></text:p>
      <text:p text:style-name="P3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0T21:56:06.052000000</meta:creation-date>
    <dc:date>2025-09-20T21:58:16.445000000</dc:date>
    <meta:editing-duration>PT2M11S</meta:editing-duration>
    <meta:editing-cycles>1</meta:editing-cycles>
    <meta:document-statistic meta:table-count="0" meta:image-count="0" meta:object-count="0" meta:page-count="2" meta:paragraph-count="73" meta:word-count="264" meta:character-count="2860" meta:non-whitespace-character-count="2083"/>
    <meta:generator>LibreOffice/24.2.5.2$Windows_X86_64 LibreOffice_project/bffef4ea93e59bebbeaf7f431bb02b1a39ee8a59</meta:generator>
  </office:meta>
</office:document-meta>
</file>